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Grasp Success</text:p>
          </table:table-cell>
          <table:table-cell table:style-name="ce1" office:value-type="string" calcext:value-type="string">
            <text:p>Grasp Failure</text:p>
          </table:table-cell>
          <table:table-cell table:style-name="ce1" office:value-type="string" calcext:value-type="string">
            <text:p>Place Success</text:p>
          </table:table-cell>
          <table:table-cell table:style-name="ce1" office:value-type="string" calcext:value-type="string">
            <text:p>Place Failure</text:p>
          </table:table-cell>
          <table:table-cell table:style-name="ce1" office:value-type="string" calcext:value-type="string">
            <text:p>Plac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ttles Placed</text:p>
          </table:table-cell>
          <table:table-cell table:formula="of:=AVERAGE([.E2:.E31])" office:value-type="float" office:value="1.66666666666667" calcext:value-type="float">
            <text:p>1.6666666667</text:p>
          </table:table-cell>
          <table:table-cell table:formula="of:=STDEV([.E2:.E31])/SQRT(COUNTA([.E2:.E31]))" office:value-type="float" office:value="0.0875376219064817" calcext:value-type="float">
            <text:p>0.08753762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sk SR</text:p>
          </table:table-cell>
          <table:table-cell table:formula="of:=COUNTIF([.E2:.E31]; &quot;=2&quot;)/COUNTA([.E2:.E31])" office:value-type="float" office:value="0.666666666666667" calcext:value-type="float">
            <text:p>0.6666666667</text:p>
          </table:table-cell>
          <table:table-cell table:formula="of:=SQRT(((COUNTIF([.E2:.E31]; &quot;=0&quot;)+COUNTIF([.E2:.E31];&quot;=1&quot;))*POWER(0-[.B37];2) + COUNTIF([.E2:.E31]; &quot;=2&quot;)*POWER(1-[.B37];2)) / (COUNTA([.E2:.E31]) - 1)) / SQRT(COUNTA([.E2:.E31]))" office:value-type="float" office:value="0.0875376219064817" calcext:value-type="float">
            <text:p>0.08753762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sp SR</text:p>
          </table:table-cell>
          <table:table-cell table:formula="of:=SUM([.A2:.A31])/SUM([.A2:.B31])" office:value-type="float" office:value="0.983333333333333" calcext:value-type="float">
            <text:p>0.9833333333</text:p>
          </table:table-cell>
          <table:table-cell table:formula="of:= SQRT((SUM([.A2:.A31])*POWER(1-[.B38];2) + SUM([.B2:.B31])*POWER(0-[.B38];2)) / (SUM([.A2:.B31]) - 1)) / SQRT(SUM(SUM([.A2:.B31])))" office:value-type="float" office:value="0.0166666666666667" calcext:value-type="float">
            <text:p>0.01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ce SR</text:p>
          </table:table-cell>
          <table:table-cell table:formula="of:=SUM([.C2:.C31])/SUM([.C2:.D31])" office:value-type="float" office:value="0.898305084745763" calcext:value-type="float">
            <text:p>0.8983050847</text:p>
          </table:table-cell>
          <table:table-cell table:formula="of:= SQRT((SUM([.C2:.C31])*POWER(1-[.B39];2) + SUM([.D2:.D31])*POWER(0-[.B39];2)) / (SUM([.C2:.D31]) - 1)) / SQRT(SUM(SUM([.C2:.D31])))" office:value-type="float" office:value="0.0396869342404792" calcext:value-type="float">
            <text:p>0.0396869342</text:p>
          </table:table-cell>
          <table:table-cell table:number-columns-repeated="2"/>
        </table:table-row>
        <table:table-row table:style-name="ro2" table:number-rows-repeated="5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3">00/00/0000</text:date>, <text:time style:data-style-name="N2" text:time-value="12:44:15.520718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06-03T13:01:22.413035524</dc:date>
    <meta:editing-duration>PT4H42M16S</meta:editing-duration>
    <meta:editing-cycles>41</meta:editing-cycles>
    <meta:generator>LibreOffice/5.1.6.2$Linux_X86_64 LibreOffice_project/10m0$Build-2</meta:generator>
    <meta:document-statistic meta:table-count="1" meta:cell-count="169" meta:object-count="0"/>
  </office:meta>
</office:document-meta>
</file>